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626262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626262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M2 - COPY OF CONVERSATION KM1: =004467</text:p>
      <text:p text:style-name="P1">KM3 - HEY I JUST GOT DONE TALKING TO YOU IN THE PAST. REMEMBER YOU WERE FUCKING AROUND WITH THE VOLCANO AND I PASSED OUT FOR AN HOUR?</text:p>
      <text:p text:style-name="P1">THAT WAS NOW. HEY GUESS WHAT, NEW ORDERS. NO MORE IMPROMPTU AMPUTATIONS, OK?</text:p>
      <text:p text:style-name="P1">YEAH. KEEP YOUR LIPSTICK CAPPED OK. I DON'T WANT TO TURN AROUND AND SEE RAINBOW BLOOD SPRAYING EVERY WHICH WAY JUST CAUSE YOU THINK THE PLACE IS A LITTLE DRAB.</text:p>
      <text:p text:style-name="P1">THANKS FOR THAT. ALSO ANOTHER NEW ORDER. DON'T GO TO SLEEP.</text:p>
      <text:p text:style-name="P1">YEAH, MY ORDERS ARE THAT THEY'RE COMPLETELY IRRELEVANT, AND WHO CARES ABOUT THEM.</text:p>
      <text:p text:style-name="P1">BECAUSE I'M YOUR LEADER THAT'S HOW.</text:p>
      <text:p text:style-name="P1">HOW DO YOU KNOW THAT.</text:p>
      <text:p text:style-name="P1">OK I DOUBT THAT BUT WHATEVER.</text:p>
      <text:p text:style-name="P1">KM4 - YEAH. IT'S GOT SOMETHING TO DO WITH THEIR PLAN TO KILL NOIR.</text:p>
      <text:p text:style-name="P1">NOPE. I'VE GOT NO IDEA WHAT IT IS, WHAT IS DOES, WHAT ITS ROLE IN THE PLAN IS, OR IF IT'S GOT ANY CHANCE OF WORKING.</text:p>
      <text:p text:style-name="P1">WE SHOULD PROBABLY WORRY ABOUT OUR OWN PROBLEMS.</text:p>
      <text:p text:style-name="P1">_</text:p>
      <text:p text:style-name="P1">TP10 - MY HEAD HURTS.</text:p>
      <text:p text:style-name="P1">WILL YOU SHUT UP ABOUT THE DRUBBINGS. PUT THAT CANE AWAY, DAMMIT. IT'S NOT LIKE YOU EVEN NEED IT.</text:p>
      <text:p text:style-name="P1">I HAD A HORRIBLE DREAM, OK.</text:p>
      <text:p text:style-name="P1">I FINALLY WOKE UP ON PROSPIT.</text:p>
      <text:p text:style-name="P1">YEAH WELL, SORRY WE CAN'T GO ON OUR ENCHANTED GOLDEN MAGIC CARPET RIDE OR WHATEVER YOU HAD IN STORE FOR US, BUT NOW IT'S TOO LATE.</text:p>
      <text:p text:style-name="P1">DREAM ME IS DEAD.</text:p>
      <text:p text:style-name="P1">OH SHIT, REALLY?</text:p>
      <text:p text:style-name="P1">GUESS THAT'S NOT TOO SURPRISING. ANYWAY, I SAW THE DEMON AGAIN.</text:p>
      <text:p text:style-name="P1"><text:soft-page-break/>I THINK I KNOW WHO IT IS.</text:p>
      <text:p text:style-name="P1">I DON'T KNOW HOW IT'S POSSIBLE...</text:p>
      <text:p text:style-name="P1">I NEED TO SEARCH FOR MORE ANSWERS BEFORE I KNOW FOR SURE.</text:p>
      <text:p text:style-name="P1">NO WAY. I'M NOT JUMPING TO HASTY CONCLUSIONS. IF IT TURNS OUT I'M RIGHT, THEN I GUESS WE BOTH GET TO SAY I TOLD YOU SO.</text:p>
      <text:p text:style-name="P1">YEAH. AND THAT WASN'T EVEN THE BAD PART OF THE DREAM.</text:p>
      <text:p text:style-name="P1">I DON'T WANT TO TALK ABOUT IT.</text:p>
      <text:p text:style-name="P1">THE BOTTOM LINE IS, EVERYONE HERE IS FORBIDDEN FROM GOING TO SLEEP.</text:p>
      <text:p text:style-name="P1">YES, AS YOUR LEADER, I AM ORDERING ALL PROSPIT DREAMERS TO STAY AWAKE, NO MATTER HOW TIRED YOU GET.</text:p>
      <text:p text:style-name="P1">DO YOU EVER EVEN GET TIRED?</text:p>
      <text:p text:style-name="P1">ALL YOU DO IS RUN YOUR MOUTH ALL DAY, AND SNIFF AND LICK PEOPLE INAPPROPRIATELY WITH THAT SHIT EATING GRIN.</text:p>
      <text:p text:style-name="P1">I DON'T THINK I'VE EVER EVEN SEEN YOU YAWN.</text:p>
      <text:p text:style-name="P1">GOD I'M TIRED.</text:p>
      <text:p text:style-name="P1">TP11 - OK. SO?</text:p>
      <text:p text:style-name="P1">NO IT'S BORING. WHO CARES?</text:p>
      <text:p text:style-name="P1">ALRIGHT, AS LEADER, I RECOMMEND WE DELIVER THEM A DELIGHTFUL GIFT BASKET VIA TRANSUNIVERAL BULGE THRUST.</text:p>
      <text:p text:style-name="P1">ARE YOU TAKING THIS DOWN???</text:p>
      <text:p text:style-name="P1">IS ANYTHING EVER NOT PARADOXICALLY SPEAKING?</text:p>
      <text:p text:style-name="P1">NOPE. I ALREADY TOLD YOU. WE'RE DOOMED. A MEANINGLESS RACE OF ALIENS WON'T CHANGE THAT.</text:p>
      <text:p text:style-name="P1">NOW IF YOU'LL EXCUSE ME, I'VE GOT A LOT OF IMPORTANT SHIT TO DO.</text:p>
      <text:p text:style-name="P1">YES, EXACTLY.</text:p>
      <text:p text:style-name="P1">TP12 - I DON'T KNOW. I GUESS?</text:p>
      <text:p text:style-name="P1">IT'S NOT LIKE WE DIDN'T GET TO HANG OUT PLENTY OF OTHER PLACES.</text:p>
      <text:p text:style-name="P1">WHAT WAS SO SPECIAL ABOUT IT? THE FACT THAT IT WAS A MOON MADE OF GOLD?</text:p>
      <text:p text:style-name="P1"><text:soft-page-break/>BIG DEAL. THE PLACE WAS WAY TOO BRIGHT AND GARISH.</text:p>
      <text:p text:style-name="P1">_</text:p>
      <text:p text:style-name="P1">SC6 - I'M FINE, THANKS FOR ASKING MAN. YOUR CONCERN IS REALLY APPRECIATED, I APPRECIATE IT.</text:p>
      <text:p text:style-name="P1">HEY FUCK YOU, I TURN AROUND AND SEE A CRAZY GIRL WITH A CHAINSAW AND A TSUNAMI OF BROWN. IS IT TOO MUCH TO ASK THAT WE NOT TURN OUR LITTLE HIDEOUT INTO A SLAUGHTERHOUSE?</text:p>
      <text:p text:style-name="P1">LET'S NOT DO THIS, OK MAN? JUST THIS ONCE. I DON'T HAVE THE ENERGY.</text:p>
      <text:p text:style-name="P1">SO WHAT'S THE DEAL WITH THESE ALIENS, IS IT ANYTHING I SHOULD GIVE A SHIT ABOUT?</text:p>
      <text:p text:style-name="P1">GOOD, THAT'S WHAT I LIKE TO HEAR.</text:p>
      <text:p text:style-name="P1">MAN, FUCK MY FUTURE MEMOS.</text:p>
      <text:p text:style-name="P1">FUCK THAT SENTIMENT, AND FUCK YOU, AND FUCK FUTURE ME.</text:p>
      <text:p text:style-name="P1">THE ONLY GUY MORE IRRITATING AND STUPID THAN FUTURE ME IS PAST ME.</text:p>
      <text:p text:style-name="P1">_</text:p>
      <text:p text:style-name="P1">AB2 - TROLL WHO?</text:p>
      <text:p text:style-name="P1">WHAT THE FROND BUCKLING NOOK STENCH ARE YOU TALKING ABOUT.</text:p>
      <text:p text:style-name="P1">YOU KNOW WHAT WAS GREAT? WHEN YOU USED TO NOT BE A ROBOT.</text:p>
      <text:p text:style-name="P1">CAUSE THIS ROBOT THING? THIS IS BULLSHIT.</text:p>
      <text:p text:style-name="P1">IF WE WEREN'T ALL ABOUT TO DIE, I'D DEDICATE OUR WHOLE TEAM TO FINDING A WAY TO BRING YOU BACK TO LIFE</text:p>
      <text:p text:style-name="P1">BUT WE ARE SO GUESS WE'LL HAVE TO RIDE OUT THE NEXT FEW HOURS WITH A SPOOKY TIN CAN PSYCHOPATH, SOUNDS LIKE A BLAST.</text:p>
      <text:p text:style-name="P1">_</text:p>
      <text:p text:style-name="P1">FP2 - I'M NOT TALKING ABOUT IT. JUST DON'T GO TO SLEEP.</text:p>
      <text:p text:style-name="P1">OH WAIT, YOU'RE A DERSE DREAMER, RIGHT? NEVER MIND, KNOCK YOURSELF OUT.</text:p>
      <text:p text:style-name="P1">WHAT ABOUT NOT TALKING ABOUT IT DON'T YOU GET.</text:p>
      <text:p text:style-name="P1"><text:soft-page-break/>THEM?</text:p>
      <text:p text:style-name="P1">M-E)(</text:p>
      <text:p text:style-name="P1">_</text:p>
      <text:p text:style-name="P1">NL3 - WHO</text:p>
      <text:p text:style-name="P1">WHAT'S A HUMAN</text:p>
      <text:p text:style-name="P1">WAIT, WHAT HAVE YOU BEEN DOING</text:p>
      <text:p text:style-name="P1">YOU HAVEN'T BEEN PULLING YOUR RP NONSENSE ON THEM HAVE YOU? TALK ABOUT A SHITTY FIRST ENCOUNTER.</text:p>
      <text:p text:style-name="P1">OK AS LEADER, I FORBID YOU FROM RP'ING WITH THEM.</text:p>
      <text:p text:style-name="P1">WAIT, HE DID?</text:p>
      <text:p text:style-name="P1">OK, THEN AS YOUR LEADER I ORDER YOU TO RP WITH THEM AS MUCH AS POSSIBLE. BE AS OBNOXIOUS ABOUT IT AS YOU CAN.</text:p>
      <text:p text:style-name="P1">_</text:p>
      <text:p text:style-name="P1">TN3 - HEY, YOU KNOW WHAT WOULD HAVE BEEN AN AWESOME TIME TO TAKE THE OPPORTUNITY TO SAW YOUR LOWER TORSO OFF AND REPLACE IT WITH ROBO LEGS?</text:p>
      <text:p text:style-name="P1">ANY GODDAMN TIME BEFORE NOW. YOU KNOW, DURING OUR WHOLE ADVENTURE WHEN THEY MIGHT HAVE COME IN HANDY.</text:p>
      <text:p text:style-name="P1">ALSO WHEN I DIDN'T HAPPEN TO BE STANDING AROUND. THAT WOULD HAVE BEEN SO SWEET.</text:p>
      <text:p text:style-name="P1">DID YOU SEE HIM?</text:p>
      <text:p text:style-name="P1">THE DEMON. WHEN YOU WERE ASLEEP.</text:p>
      <text:p text:style-name="P1">HE WAS RIGHT FUCKING THERE. I TOLD YOU TO LOOK, BUT I GUESS YOU WERE TOO BUSY FROLICKING IN THEx` SKY OR WHATEVER YOU DO ON THAT GAUDY YELLOW MOON.</text:p>
      <text:p text:style-name="P1">ANYWAY, THAT WAS JUST BEFORE HE BLEW THE PLACE UP.</text:p>
      <text:p text:style-name="P1">IDIOT.</text:p>
      <text:p text:style-name="P1">JUST DON'T GO BACK TO SLEEP. SPREAD THE WORD.</text:p>
      <text:p text:style-name="P1">_</text:p>
      <text:p text:style-name="P1">EZ2 - THIS ROBOLEG BULLSHIT WAS YOUR IDEA, WASN'T IT.</text:p>
      <text:p text:style-name="P1"><text:soft-page-break/>OK I HEREBY ORDER YOU TO NEVER EVEN THINK ABOUT GIVING SOMEONE HORSELEGS AGAIN, IS THAT UNDERSTOOD.</text:p>
      <text:p text:style-name="P1">I ALSO ORDER YOU TO STOP GETTING OFF ON MY ORDERS. FOR LIKE THE FIVE HUNDREDTH FUCKING TIME.</text:p>
      <text:p text:style-name="P1">GO HAVE YOUR BUTLER GET YOU ONE YOU SNOOTY DOUCHE.</text:p>
      <text:p text:style-name="P1">YEAH.</text:p>
      <text:p text:style-name="P1">SORRY MAN, I FORGOT. DIDN'T MEAN TO BRING UP A SORE SUBJECT.</text:p>
      <text:p text:style-name="P1">DON'T TOUCH ME.</text:p>
      <text:p text:style-name="P1">_</text:p>
      <text:p text:style-name="P1">GM2 - I JUST SLEPT ON THE FLOOR FOR AN HOUR, DOES IT LOOK I NEED A NAP???</text:p>
      <text:p text:style-name="P1">BESIDES, I JUST BANNED EVERYONE FROM SLEEPING, SO DON'T GO PULLING THIS HORN PILE INN KEEPER SHIT, GOT IT?</text:p>
      <text:p text:style-name="P1">ALSO, STOP DANCING. IT'S AWFUL.</text:p>
      <text:p text:style-name="P1">OH YEAH, ALSO CLEAN YOUR FUCKING GARBAGE OFF THE FLOOR. IF THIS SHIT ISN'T GONE IN A FEW HOURS I'M SERIOUSLY GOING TO FLIP OUT.</text:p>
      <text:p text:style-name="P1">_</text:p>
      <text:p text:style-name="P1">EA2 - WHY DO YOU ASSHOLES HAVE PILES OF THINGS, JUST STOP.</text:p>
      <text:p text:style-name="P1">_</text:p>
      <text:p text:style-name="P1">VS6 - HEY VRISKA, WHAT ARE YOU DOING.</text:p>
      <text:p text:style-name="P1">PLEASE, FOR THE LOVE OF GOD, LET IT BE SOMETHING INCONSEQUENTIAL AND BENIGN.</text:p>
      <text:p text:style-name="P1">PROBABLY ALL OF THEM, EVEN THOUGH PLANS AREN'T REALLY AN EXHAUSTIVELY QUANTIFIABLE THING AND WE BOTH FUCKING KNOW THAT.</text:p>
      <text:p text:style-name="P1">PLEASE DON'T LET THEM BE IN THE FIRE, PLEASE DON'T LET THEM BE IN THE FIRE...</text:p>
      <text:p text:style-name="P1">GOD FUCKING DAMMIT.</text:p>
      <text:p text:style-name="P1">LOOK WHATEVER YOU'RE DOING, STOP. OR PUT IT ON PAUSE. CAN YOU PLEASE DO THAT?</text:p>
      <text:p text:style-name="P1">I WASN'T GOING TO BOTHER WITH THE HUMANS BUT NOW YOU'RE MAKING ME NERVOUS. JUST GIVE ME THE CHANCE TO LOOK INTO THIS MATTER, AND <text:soft-page-break/>THEN I'LL BRIEF EVERYBODY.</text:p>
      <text:p text:style-name="P1">MAYBE WITH A SPEECH OR SOMETHING. CAN YOU DO THAT?</text:p>
      <text:p text:style-name="P1">PLEEEEEEEEASE? I JUST SAID THAT WITH EIGHT E'S.</text:p>
      <text:p text:style-name="P1">VS7 - JUST... PLEASE.</text:p>
      <text:p text:style-name="P1">GO FIND SOME REMOTE CORNER OF THIS LAB, BUILD YOURSELF A NICE WEB, AND SIT THERE PEACEFULLY AND HARMLESSLY UNTIL WE ALL DIE. OK?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6" meta:paragraph-count="113" meta:word-count="1226" meta:character-count="6207"/>
    <meta:generator>OpenOffice/4.1.2$Win32 OpenOffice.org_project/412m3$Build-9782</meta:generator>
  </office:meta>
</office:document-meta>
</file>